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mo" svg:font-family="Arimo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Обычный_20__28_веб_29_1">
      <style:paragraph-properties fo:margin-top="0cm" fo:margin-bottom="0cm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" style:family="paragraph" style:parent-style-name="Обычный_20__28_веб_29_1">
      <style:paragraph-properties fo:margin-top="0cm" fo:margin-bottom="0cm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8pt" fo:language="uk" fo:country="UA" fo:font-style="italic" fo:font-weight="bold" style:font-size-asian="18pt" style:font-style-asian="italic" style:font-weight-asian="bold" style:font-size-complex="18pt"/>
    </style:style>
    <style:style style:name="P3" style:family="paragraph" style:parent-style-name="Обычный_20__28_веб_29_1">
      <style:paragraph-properties fo:margin-top="0cm" fo:margin-bottom="0cm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fo:language="uk" fo:country="UA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/>
    </style:style>
    <style:style style:name="P8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13" style:family="paragraph" style:parent-style-name="Standard">
      <style:text-properties fo:color="#7f0055" style:font-name="Courier New" fo:font-size="10pt" fo:language="uk" fo:country="UA" fo:font-weight="bold" style:font-size-asian="10pt" style:font-weight-asian="bold" style:font-name-complex="Courier New1" style:font-size-complex="10pt" style:font-weight-complex="bold"/>
    </style:style>
    <style:style style:name="P14" style:family="paragraph" style:parent-style-name="Standard">
      <style:text-properties fo:color="#7f0055" style:font-name="Consolas" fo:font-size="10pt" fo:language="uk" fo:country="UA" fo:font-weight="bold" style:font-size-asian="10pt" style:font-weight-asian="bold" style:font-name-complex="Consolas1" style:font-size-complex="10pt" style:font-weight-complex="bold"/>
    </style:style>
    <style:style style:name="P15" style:family="paragraph" style:parent-style-name="Standard">
      <style:text-properties style:font-name="Consolas" fo:font-size="10pt" fo:language="uk" fo:country="UA" style:font-size-asian="10pt" style:font-name-complex="Consolas1" style:font-size-complex="10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-0.953cm" style:auto-text-indent="false"/>
    </style:style>
    <style:style style:name="P17" style:family="paragraph" style:parent-style-name="Standard">
      <style:paragraph-properties fo:margin-left="10.16cm" fo:margin-right="0cm" fo:text-indent="0.953cm" style:auto-text-indent="false"/>
    </style:style>
    <style:style style:name="P18" style:family="paragraph" style:parent-style-name="Standard">
      <style:paragraph-properties fo:margin-left="11.113cm" fo:margin-right="0cm" fo:text-indent="0cm" style:auto-text-indent="false"/>
    </style:style>
    <style:style style:name="P19" style:family="paragraph" style:parent-style-name="Standard">
      <style:paragraph-properties fo:margin-left="11.113cm" fo:margin-right="0cm" fo:text-indent="0cm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/>
    </style:style>
    <style:style style:name="T1" style:family="text">
      <style:text-properties fo:font-size="11pt" fo:language="uk" fo:country="UA" fo:font-weight="bold" style:font-size-asian="11pt" style:font-weight-asian="bold" style:font-size-complex="11pt"/>
    </style:style>
    <style:style style:name="T2" style:family="text">
      <style:text-properties fo:font-size="18pt" fo:language="uk" fo:country="UA" fo:font-style="italic" fo:font-weight="bold" style:font-size-asian="18pt" style:font-style-asian="italic" style:font-weight-asian="bold" style:font-size-complex="18pt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style:font-name="Times New Roman Italic" fo:font-size="16pt" fo:font-weight="bold" style:font-size-asian="16pt" style:font-weight-asian="bold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/>
    </style:style>
    <style:style style:name="T7" style:family="text">
      <style:text-properties fo:font-size="14pt" fo:language="uk" fo:country="UA" fo:font-weight="bold" style:font-size-asian="14pt" style:font-weight-asian="bold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color="#7f0055" style:font-name="Courier New" fo:font-size="10pt" fo:language="uk" fo:country="UA" fo:font-weight="bold" style:font-size-asian="10pt" style:font-weight-asian="bold" style:font-name-complex="Courier New1" style:font-weight-complex="bold"/>
    </style:style>
    <style:style style:name="T10" style:family="text">
      <style:text-properties fo:color="#7f0055" style:font-name="Consolas" fo:font-size="10pt" fo:language="uk" fo:country="UA" fo:font-weight="bold" style:font-size-asian="10pt" style:font-weight-asian="bold" style:font-name-complex="Consolas1" style:font-size-complex="10pt" style:font-weight-complex="bold"/>
    </style:style>
    <style:style style:name="T11" style:family="text">
      <style:text-properties style:font-name="Consolas" fo:font-size="10pt" fo:language="uk" fo:country="UA" style:font-size-asian="10pt" style:font-name-complex="Consolas1" style:font-size-complex="10pt"/>
    </style:style>
    <style:style style:name="T12" style:family="text">
      <style:text-properties fo:color="#000000" style:font-name="Consolas" fo:font-size="10pt" fo:language="uk" fo:country="UA" style:font-size-asian="10pt" style:font-name-complex="Consolas1" style:font-size-complex="10pt"/>
    </style:style>
    <style:style style:name="T13" style:family="text">
      <style:text-properties fo:color="#000000" style:font-name="Consolas" fo:font-size="10pt" fo:language="uk" fo:country="UA" fo:font-style="italic" style:font-size-asian="10pt" style:font-style-asian="italic" style:font-name-complex="Consolas1" style:font-size-complex="10pt" style:font-style-complex="italic"/>
    </style:style>
    <style:style style:name="T14" style:family="text">
      <style:text-properties fo:color="#000000" style:font-name="Consolas" fo:font-size="10pt" fo:language="uk" fo:country="UA" style:text-underline-style="solid" style:text-underline-width="auto" style:text-underline-color="font-color" style:font-size-asian="10pt" style:font-name-complex="Consolas1" style:font-size-complex="10pt"/>
    </style:style>
    <style:style style:name="T15" style:family="text">
      <style:text-properties fo:color="#000000" style:text-line-through-style="solid" style:font-name="Consolas" fo:font-size="10pt" fo:language="uk" fo:country="UA" style:text-underline-style="solid" style:text-underline-width="auto" style:text-underline-color="font-color" style:font-size-asian="10pt" style:font-name-complex="Consolas1" style:font-size-complex="10pt"/>
    </style:style>
    <style:style style:name="T16" style:family="text">
      <style:text-properties fo:color="#0000c0" style:font-name="Consolas" fo:font-size="10pt" fo:language="uk" fo:country="UA" style:font-size-asian="10pt" style:font-name-complex="Consolas1" style:font-size-complex="10pt"/>
    </style:style>
    <style:style style:name="T17" style:family="text">
      <style:text-properties fo:color="#0000c0" style:font-name="Consolas" fo:font-size="10pt" fo:language="uk" fo:country="UA" fo:font-style="italic" style:font-size-asian="10pt" style:font-style-asian="italic" style:font-name-complex="Consolas1" style:font-size-complex="10pt" style:font-style-complex="italic"/>
    </style:style>
    <style:style style:name="T18" style:family="text">
      <style:text-properties fo:color="#2a00ff" style:font-name="Consolas" fo:font-size="10pt" fo:language="uk" fo:country="UA" style:font-size-asian="10pt" style:font-name-complex="Consolas1" style:font-size-complex="10pt"/>
    </style:style>
    <style:style style:name="T19" style:family="text">
      <style:text-properties fo:color="#3f7f5f" style:font-name="Consolas" fo:font-size="10pt" fo:language="uk" fo:country="UA" style:font-size-asian="10pt" style:font-name-complex="Consolas1" style:font-size-complex="10pt"/>
    </style:style>
    <style:style style:name="T20" style:family="text">
      <style:text-properties fo:color="#3f7f5f" style:font-name="Consolas" fo:font-size="10pt" fo:language="uk" fo:country="UA" style:text-underline-style="solid" style:text-underline-width="auto" style:text-underline-color="font-color" style:font-size-asian="10pt" style:font-name-complex="Consolas1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"><text:span text:style-name="T1">Національний технічний університет Україні «Київський політехнічний інститут»</text:span></text:p>
        <text:p text:style-name="P4"><text:span text:style-name="T1">Кафедра обчислювальної техніки</text:span></text:p>
        <text:p text:style-name="P6"/>
        <text:p text:style-name="P6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"><text:span text:style-name="T2">Лабораторна <text:s/>робота №6</text:span></text:p>
        <text:p text:style-name="P2"/>
        <text:p text:style-name="P1"><text:span text:style-name="T3">з курсу «Теор</text:span><text:span text:style-name="T2">і</text:span><text:span text:style-name="T3">я </text:span><text:span text:style-name="T2">імовірності та елементи математичної статистики</text:span><text:span text:style-name="T3">»</text:span></text:p>
        <text:p text:style-name="P11"/>
        <text:p text:style-name="P12"/>
        <text:p text:style-name="P8"/>
        <text:p text:style-name="P10"/>
        <text:p text:style-name="P8"/>
        <text:p text:style-name="P8"/>
        <text:p text:style-name="P8"/>
        <text:p text:style-name="P8"/>
        <text:p text:style-name="P8"/>
        <text:p text:style-name="P8"/>
        <text:p text:style-name="P9"/>
        <text:p text:style-name="P9"/>
        <text:p text:style-name="P8"/>
        <text:p text:style-name="P17"><text:span text:style-name="T6">Виконав:</text:span></text:p>
        <text:p text:style-name="P17"><text:span text:style-name="T6">Студент групи ІО-02 </text:span></text:p>
        <text:p text:style-name="P18"><text:span text:style-name="T6">Малижев Богдан Сергійович</text:span></text:p>
        <text:p text:style-name="P7"/>
        <text:p text:style-name="P19"/>
        <text:p text:style-name="P7"/>
        <text:p text:style-name="P7"/>
        <text:p text:style-name="P7"/>
        <text:p text:style-name="P7"/>
        <text:p text:style-name="P7"/>
        <text:p text:style-name="P8"/>
        <text:p text:style-name="P8"/>
        <text:p text:style-name="P8"/>
        <text:p text:style-name="P9"><text:soft-page-break/></text:p>
        <text:p text:style-name="P8"/>
        <text:p text:style-name="P4"><text:span text:style-name="T7">Київ 2011</text:span></text:p>
        <text:p text:style-name="P1"><text:span text:style-name="T2">Варіант</text:span><text:span text:style-name="T9"> </text:span><text:span text:style-name="T2">завдання</text:span></text:p>
        <text:p text:style-name="P13"/>
        <text:p text:style-name="P3"><text:span text:style-name="T5">Неперервний Марківський процес з 5-ма станами</text:span></text:p>
        <text:p text:style-name="P13"/>
        <text:p text:style-name="P14"/>
        <text:p text:style-name="Standard"><text:bookmark text:name="_GoBack"/><text:span text:style-name="T10">import</text:span><text:span text:style-name="T12"> java.io.BufferedReader;</text:span></text:p>
        <text:p text:style-name="Standard"><text:span text:style-name="T10">import</text:span><text:span text:style-name="T12"> java.io.InputStreamReader;</text:span></text:p>
        <text:p text:style-name="Standard"><text:span text:style-name="T10">import</text:span><text:span text:style-name="T12"> org.apache.commons.math.linear.Array2DRowRealMatrix;</text:span></text:p>
        <text:p text:style-name="Standard"><text:span text:style-name="T10">import</text:span><text:span text:style-name="T12"> org.apache.commons.math.linear.RealMatrix;</text:span></text:p>
        <text:p text:style-name="P15"/>
        <text:p text:style-name="Standard"><text:span text:style-name="T10">public</text:span><text:span text:style-name="T12"> </text:span><text:span text:style-name="T10">class</text:span><text:span text:style-name="T12"> Main {</text:span></text:p>
        <text:p text:style-name="P15"/>
        <text:p text:style-name="Standard"><text:span text:style-name="T12"><text:tab/></text:span><text:span text:style-name="T10">private</text:span><text:span text:style-name="T12"> </text:span><text:span text:style-name="T10">static</text:span><text:span text:style-name="T12"> </text:span><text:span text:style-name="T10">void</text:span><text:span text:style-name="T12"> simulate(</text:span><text:span text:style-name="T10">double</text:span><text:span text:style-name="T12">[][] switchTable, </text:span><text:span text:style-name="T10">int</text:span><text:span text:style-name="T12"> vertex, </text:span><text:span text:style-name="T10">int</text:span><text:span text:style-name="T12"> cycleCount) {</text:span></text:p>
        <text:p text:style-name="Standard"><text:span text:style-name="T12"><text:tab/><text:tab/></text:span><text:span text:style-name="T10">double</text:span><text:span text:style-name="T12">[] vertexProbability = </text:span><text:span text:style-name="T10">new</text:span><text:span text:style-name="T12"> </text:span><text:span text:style-name="T10">double</text:span><text:span text:style-name="T12">[switchTable.</text:span><text:span text:style-name="T16">length</text:span><text:span text:style-name="T12">];</text:span></text:p>
        <text:p text:style-name="Standard"><text:span text:style-name="T12"><text:tab/><text:tab/>System.</text:span><text:span text:style-name="T17">out</text:span><text:span text:style-name="T12">.println(</text:span><text:span text:style-name="T18">"Починаючи з вершини "</text:span><text:span text:style-name="T12">+(vertex+1))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&lt;cycleCount; i++){</text:span></text:p>
        <text:p text:style-name="Standard"><text:span text:style-name="T12"><text:tab/><text:tab/><text:tab/>vertex = </text:span><text:span text:style-name="T13">decide</text:span><text:span text:style-name="T12">(switchTable[vertex], vertex, vertexProbability);</text:span></text:p>
        <text:p text:style-name="Standard"><text:span text:style-name="T12"><text:tab/><text:tab/><text:tab/></text:span><text:span text:style-name="T19">//System.out.println("Switched to "+(vertex+1));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0">double</text:span><text:span text:style-name="T12"> S = 0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&lt;vertexProbability.</text:span><text:span text:style-name="T16">length</text:span><text:span text:style-name="T12">; i++){</text:span></text:p>
        <text:p text:style-name="Standard"><text:span text:style-name="T12"><text:tab/><text:tab/><text:tab/>S += vertexProbability[i];</text:span></text:p>
        <text:p text:style-name="Standard"><text:span text:style-name="T12"><text:tab/><text:tab/><text:tab/></text:span><text:span text:style-name="T19">//System.out.println(vertexProbability[i]);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&lt;vertexProbability.</text:span><text:span text:style-name="T16">length</text:span><text:span text:style-name="T12">; i++){</text:span></text:p>
        <text:p text:style-name="Standard"><text:span text:style-name="T12"><text:tab/><text:tab/><text:tab/>System.</text:span><text:span text:style-name="T17">out</text:span><text:span text:style-name="T12">.println(</text:span><text:span text:style-name="T18">"Система знаходилась в "</text:span><text:span text:style-name="T12">+(i+1)+</text:span><text:span text:style-name="T18">" стані "</text:span><text:span text:style-name="T12">+(vertexProbability[i]/S)+</text:span><text:span text:style-name="T18">" часу"</text:span><text:span text:style-name="T12">);</text:span></text:p>
        <text:p text:style-name="Standard"><text:span text:style-name="T12"><text:tab/><text:tab/>}</text:span></text:p>
        <text:p text:style-name="Standard"><text:span text:style-name="T12"><text:tab/>}</text:span></text:p>
        <text:p text:style-name="Standard"><text:span text:style-name="T12"><text:tab/></text:span></text:p>
        <text:p text:style-name="Standard"><text:span text:style-name="T12"><text:tab/></text:span><text:span text:style-name="T10">private</text:span><text:span text:style-name="T12"> </text:span><text:span text:style-name="T10">static</text:span><text:span text:style-name="T12"> </text:span><text:span text:style-name="T10">int</text:span><text:span text:style-name="T12"> decide(</text:span><text:span text:style-name="T10">double</text:span><text:span text:style-name="T12">[] switchTable, </text:span><text:span text:style-name="T10">int</text:span><text:span text:style-name="T12"> currentVertex, </text:span><text:span text:style-name="T10">double</text:span><text:span text:style-name="T12">[] timeTable){</text:span></text:p>
        <text:p text:style-name="Standard"><text:span text:style-name="T12"><text:tab/><text:tab/></text:span><text:span text:style-name="T10">double</text:span><text:span text:style-name="T12">[] time = </text:span><text:span text:style-name="T10">new</text:span><text:span text:style-name="T12"> </text:span><text:span text:style-name="T10">double</text:span><text:span text:style-name="T12">[switchTable.</text:span><text:span text:style-name="T16">length</text:span><text:span text:style-name="T12">]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&lt;time.</text:span><text:span text:style-name="T16">length</text:span><text:span text:style-name="T12">; i++){</text:span></text:p>
        <text:p text:style-name="Standard"><text:span text:style-name="T12"><text:tab/><text:tab/><text:tab/>time[i] = -Math.</text:span><text:span text:style-name="T13">log</text:span><text:span text:style-name="T12">(Math.</text:span><text:span text:style-name="T13">random</text:span><text:span text:style-name="T12">())/switchTable[i];</text:span></text:p>
        <text:p text:style-name="Standard"><text:span text:style-name="T12"><text:tab/><text:tab/><text:tab/></text:span><text:span text:style-name="T19">//System.out.println(time[i]);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0">int</text:span><text:span text:style-name="T12"> result = </text:span><text:span text:style-name="T13">findMin</text:span><text:span text:style-name="T12">(time);</text:span></text:p>
        <text:p text:style-name="Standard"><text:span text:style-name="T12"><text:tab/><text:tab/>timeTable[currentVertex] += time[result];<text:tab/><text:tab/></text:span></text:p>
        <text:p text:style-name="Standard"><text:span text:style-name="T12"><text:tab/><text:tab/></text:span><text:span text:style-name="T10">return</text:span><text:span text:style-name="T12"> result;</text:span></text:p>
        <text:p text:style-name="Standard"><text:span text:style-name="T12"><text:tab/>}</text:span></text:p>
        <text:p text:style-name="Standard"><text:span text:style-name="T12"><text:tab/></text:span></text:p>
        <text:p text:style-name="Standard"><text:span text:style-name="T12"><text:tab/></text:span><text:span text:style-name="T10">private</text:span><text:span text:style-name="T12"> </text:span><text:span text:style-name="T10">static</text:span><text:span text:style-name="T12"> </text:span><text:span text:style-name="T10">int</text:span><text:span text:style-name="T12"> findMin(</text:span><text:span text:style-name="T10">double</text:span><text:span text:style-name="T12">[] time){</text:span></text:p>
        <text:p text:style-name="Standard"><text:span text:style-name="T12"><text:tab/><text:tab/></text:span><text:span text:style-name="T10">int</text:span><text:span text:style-name="T12"> result = 0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 &lt; time.</text:span><text:span text:style-name="T16">length</text:span><text:span text:style-name="T12">; i++){</text:span></text:p>
        <text:p text:style-name="Standard"><text:span text:style-name="T12"><text:tab/><text:tab/><text:tab/></text:span><text:span text:style-name="T10">if</text:span><text:span text:style-name="T12">(time[i]&lt;time[result]){</text:span></text:p>
        <text:p text:style-name="Standard"><text:span text:style-name="T12"><text:tab/><text:tab/><text:tab/><text:tab/>result = i;</text:span></text:p>
        <text:p text:style-name="Standard"><text:span text:style-name="T12"><text:tab/><text:tab/><text:tab/>}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0">return</text:span><text:span text:style-name="T12"> result;</text:span></text:p>
        <text:p text:style-name="Standard"><text:span text:style-name="T12"><text:tab/>}</text:span></text:p>
        <text:p text:style-name="Standard"><text:span text:style-name="T12"><text:tab/></text:span><text:span text:style-name="T10">private</text:span><text:span text:style-name="T12"> </text:span><text:span text:style-name="T10">static</text:span><text:span text:style-name="T12"> </text:span><text:span text:style-name="T10">void</text:span><text:span text:style-name="T12"> printStationaryP(</text:span><text:span text:style-name="T10">double</text:span><text:span text:style-name="T12">[][] switchTable) {</text:span></text:p>
        <text:p text:style-name="Standard"><text:span text:style-name="T12"><text:tab/><text:tab/></text:span><text:span text:style-name="T19">/*double p;</text:span></text:p>
        <text:p text:style-name="Standard"><text:span text:style-name="T19"><text:tab/><text:tab/>for(</text:span><text:span text:style-name="T20">int</text:span><text:span text:style-name="T19"> i = 0; i&lt;switchTable.length; i++){</text:span></text:p>
        <text:p text:style-name="Standard"><text:span text:style-name="T19"><text:tab/><text:tab/><text:tab/>p = 0;</text:span></text:p>
        <text:p text:style-name="Standard"><text:span text:style-name="T19"><text:tab/><text:tab/><text:tab/>for(</text:span><text:span text:style-name="T20">int</text:span><text:span text:style-name="T19"> j = 0; j&lt;switchTable.length; j++){</text:span></text:p>
        <text:p text:style-name="Standard"><text:span text:style-name="T19"><text:tab/><text:tab/><text:tab/><text:tab/>p+= switchTable[j][i];</text:span></text:p>
        <text:p text:style-name="Standard"><text:span text:style-name="T19"><text:tab/><text:tab/><text:tab/>}</text:span></text:p>
        <text:p text:style-name="Standard"><text:soft-page-break/><text:span text:style-name="T19"><text:tab/><text:tab/><text:tab/>System.out.println("P"+(i+1)+" = "+p/switchTable.length);</text:span></text:p>
        <text:p text:style-name="Standard"><text:span text:style-name="T19"><text:tab/><text:tab/>}*/</text:span></text:p>
        <text:p text:style-name="Standard"><text:span text:style-name="T12"><text:tab/><text:tab/></text:span><text:span text:style-name="T10">double</text:span><text:span text:style-name="T12">[][] array1 = </text:span><text:span text:style-name="T10">new</text:span><text:span text:style-name="T12"> </text:span><text:span text:style-name="T10">double</text:span><text:span text:style-name="T12">[switchTable.</text:span><text:span text:style-name="T16">length</text:span><text:span text:style-name="T12">][switchTable.</text:span><text:span text:style-name="T16">length</text:span><text:span text:style-name="T12">];</text:span></text:p>
        <text:p text:style-name="Standard"><text:span text:style-name="T12"><text:tab/><text:tab/></text:span><text:span text:style-name="T10">double</text:span><text:span text:style-name="T12">[][] array2 = </text:span><text:span text:style-name="T10">new</text:span><text:span text:style-name="T12"> </text:span><text:span text:style-name="T10">double</text:span><text:span text:style-name="T12">[switchTable.</text:span><text:span text:style-name="T16">length</text:span><text:span text:style-name="T12">][1];</text:span></text:p>
        <text:p text:style-name="Standard"><text:span text:style-name="T12"><text:tab/><text:tab/>array2[0][0] = 1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=0 ;i&lt;switchTable.</text:span><text:span text:style-name="T16">length</text:span><text:span text:style-name="T12">; i++){</text:span></text:p>
        <text:p text:style-name="Standard"><text:span text:style-name="T12"><text:tab/><text:tab/><text:tab/>array1[0][i] = 1;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=1; i&lt;switchTable.</text:span><text:span text:style-name="T16">length</text:span><text:span text:style-name="T12">; i++){</text:span></text:p>
        <text:p text:style-name="Standard"><text:span text:style-name="T12"><text:tab/><text:tab/><text:tab/></text:span><text:span text:style-name="T10">for</text:span><text:span text:style-name="T12">(</text:span><text:span text:style-name="T10">int</text:span><text:span text:style-name="T12"> j=0; j&lt;switchTable.</text:span><text:span text:style-name="T16">length</text:span><text:span text:style-name="T12">; j++){</text:span></text:p>
        <text:p text:style-name="Standard"><text:span text:style-name="T12"><text:tab/><text:tab/><text:tab/><text:tab/></text:span><text:span text:style-name="T10">if</text:span><text:span text:style-name="T12">(i == j){</text:span></text:p>
        <text:p text:style-name="Standard"><text:span text:style-name="T12"><text:tab/><text:tab/><text:tab/><text:tab/><text:tab/></text:span><text:span text:style-name="T10">for</text:span><text:span text:style-name="T12">(</text:span><text:span text:style-name="T10">int</text:span><text:span text:style-name="T12"> k = 0; k&lt;switchTable.</text:span><text:span text:style-name="T16">length</text:span><text:span text:style-name="T12">; k++){</text:span></text:p>
        <text:p text:style-name="Standard"><text:span text:style-name="T12"><text:tab/><text:tab/><text:tab/><text:tab/><text:tab/><text:tab/></text:span><text:span text:style-name="T10">if</text:span><text:span text:style-name="T12">(k != j){</text:span></text:p>
        <text:p text:style-name="Standard"><text:span text:style-name="T12"><text:tab/><text:tab/><text:tab/><text:tab/><text:tab/><text:tab/><text:tab/>array1[i][j] -= switchTable[j][k];</text:span></text:p>
        <text:p text:style-name="Standard"><text:span text:style-name="T12"><text:tab/><text:tab/><text:tab/><text:tab/><text:tab/><text:tab/>}</text:span></text:p>
        <text:p text:style-name="Standard"><text:span text:style-name="T12"><text:tab/><text:tab/><text:tab/><text:tab/><text:tab/>}</text:span></text:p>
        <text:p text:style-name="Standard"><text:span text:style-name="T12"><text:tab/><text:tab/><text:tab/><text:tab/>}</text:span><text:span text:style-name="T10">else</text:span><text:span text:style-name="T12">{</text:span></text:p>
        <text:p text:style-name="Standard"><text:span text:style-name="T12"><text:tab/><text:tab/><text:tab/><text:tab/><text:tab/>array1[i][j] = switchTable[j][i];</text:span></text:p>
        <text:p text:style-name="Standard"><text:span text:style-name="T12"><text:tab/><text:tab/><text:tab/><text:tab/>}</text:span></text:p>
        <text:p text:style-name="Standard"><text:span text:style-name="T12"><text:tab/><text:tab/><text:tab/>}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9">//System.out.println(Arrays.deepToString(switchTable));</text:span></text:p>
        <text:p text:style-name="Standard"><text:span text:style-name="T12"><text:tab/><text:tab/></text:span><text:span text:style-name="T19">//System.out.println(Arrays.deepToString(array1));</text:span></text:p>
        <text:p text:style-name="Standard"><text:span text:style-name="T12"><text:tab/><text:tab/></text:span><text:span text:style-name="T19">//System.out.println(Arrays.deepToString(array2));</text:span></text:p>
        <text:p text:style-name="Standard"><text:span text:style-name="T12"><text:tab/><text:tab/>RealMatrix mat1 = </text:span><text:span text:style-name="T10">new</text:span><text:span text:style-name="T12"> Array2DRowRealMatrix(array1);</text:span></text:p>
        <text:p text:style-name="Standard"><text:span text:style-name="T12"><text:tab/><text:tab/>RealMatrix mat2 = </text:span><text:span text:style-name="T10">new</text:span><text:span text:style-name="T12"> Array2DRowRealMatrix(array2);</text:span></text:p>
        <text:p text:style-name="Standard"><text:span text:style-name="T12"><text:tab/><text:tab/>mat1 = mat1.</text:span><text:span text:style-name="T15">inverse</text:span><text:span text:style-name="T14">()</text:span><text:span text:style-name="T12">;</text:span></text:p>
        <text:p text:style-name="Standard"><text:span text:style-name="T12"><text:tab/><text:tab/></text:span><text:span text:style-name="T10">double</text:span><text:span text:style-name="T12">[][] result = mat1.multiply(mat2).getData();</text:span></text:p>
        <text:p text:style-name="Standard"><text:span text:style-name="T12"><text:tab/><text:tab/></text:span><text:span text:style-name="T10">for</text:span><text:span text:style-name="T12">(</text:span><text:span text:style-name="T10">int</text:span><text:span text:style-name="T12"> i = 0; i&lt;result.</text:span><text:span text:style-name="T16">length</text:span><text:span text:style-name="T12">; i++){</text:span></text:p>
        <text:p text:style-name="Standard"><text:span text:style-name="T12"><text:tab/><text:tab/><text:tab/>System.</text:span><text:span text:style-name="T17">out</text:span><text:span text:style-name="T12">.println(</text:span><text:span text:style-name="T18">"P"</text:span><text:span text:style-name="T12">+(i+1)+</text:span><text:span text:style-name="T18">" = "</text:span><text:span text:style-name="T12">+result[i][0]);</text:span></text:p>
        <text:p text:style-name="Standard"><text:span text:style-name="T12"><text:tab/><text:tab/>}</text:span></text:p>
        <text:p text:style-name="Standard"><text:span text:style-name="T12"><text:tab/>}</text:span></text:p>
        <text:p text:style-name="P15"/>
        <text:p text:style-name="Standard"><text:span text:style-name="T12"><text:tab/></text:span></text:p>
        <text:p text:style-name="Standard"><text:span text:style-name="T12"><text:tab/></text:span><text:span text:style-name="T10">public</text:span><text:span text:style-name="T12"> </text:span><text:span text:style-name="T10">static</text:span><text:span text:style-name="T12"> </text:span><text:span text:style-name="T10">void</text:span><text:span text:style-name="T12"> main(String[] args) {</text:span></text:p>
        <text:p text:style-name="Standard"><text:span text:style-name="T12"><text:tab/><text:tab/></text:span><text:span text:style-name="T10">double</text:span><text:span text:style-name="T12">[][] switchTable = </text:span><text:span text:style-name="T10">null</text:span><text:span text:style-name="T12">;</text:span></text:p>
        <text:p text:style-name="Standard"><text:span text:style-name="T12"><text:tab/><text:tab/></text:span><text:span text:style-name="T10">int</text:span><text:span text:style-name="T12"> dim;</text:span></text:p>
        <text:p text:style-name="Standard"><text:span text:style-name="T12"><text:tab/><text:tab/></text:span><text:span text:style-name="T10">int</text:span><text:span text:style-name="T12"> startVertex = 0;</text:span></text:p>
        <text:p text:style-name="Standard"><text:span text:style-name="T12"><text:tab/><text:tab/></text:span><text:span text:style-name="T10">int</text:span><text:span text:style-name="T12"> cycleCount = 0;</text:span></text:p>
        <text:p text:style-name="Standard"><text:span text:style-name="T12"><text:tab/><text:tab/></text:span><text:span text:style-name="T10">try</text:span><text:span text:style-name="T12">{</text:span></text:p>
        <text:p text:style-name="Standard"><text:span text:style-name="T12"><text:tab/><text:tab/><text:tab/>BufferedReader stream = </text:span><text:span text:style-name="T10">new</text:span><text:span text:style-name="T12"> BufferedReader(</text:span><text:span text:style-name="T10">new</text:span><text:span text:style-name="T12"> InputStreamReader(System.</text:span><text:span text:style-name="T17">in</text:span><text:span text:style-name="T12">));</text:span></text:p>
        <text:p text:style-name="Standard"><text:span text:style-name="T12"><text:tab/><text:tab/><text:tab/>System.</text:span><text:span text:style-name="T17">out</text:span><text:span text:style-name="T12">.println(</text:span><text:span text:style-name="T18">"Кількість вершин:"</text:span><text:span text:style-name="T12">);</text:span></text:p>
        <text:p text:style-name="Standard"><text:span text:style-name="T12"><text:tab/><text:tab/><text:tab/>dim = Integer.</text:span><text:span text:style-name="T13">parseInt</text:span><text:span text:style-name="T12">(stream.readLine());</text:span></text:p>
        <text:p text:style-name="Standard"><text:span text:style-name="T12"><text:tab/><text:tab/><text:tab/>switchTable = </text:span><text:span text:style-name="T10">new</text:span><text:span text:style-name="T12"> </text:span><text:span text:style-name="T10">double</text:span><text:span text:style-name="T12">[dim][dim];</text:span></text:p>
        <text:p text:style-name="Standard"><text:span text:style-name="T12"><text:tab/><text:tab/><text:tab/></text:span><text:span text:style-name="T10">for</text:span><text:span text:style-name="T12">(</text:span><text:span text:style-name="T10">int</text:span><text:span text:style-name="T12"> i = 0; i&lt;switchTable.</text:span><text:span text:style-name="T16">length</text:span><text:span text:style-name="T12">; i++){</text:span></text:p>
        <text:p text:style-name="Standard"><text:span text:style-name="T12"><text:tab/><text:tab/><text:tab/><text:tab/></text:span><text:span text:style-name="T10">for</text:span><text:span text:style-name="T12">(</text:span><text:span text:style-name="T10">int</text:span><text:span text:style-name="T12"> j = 0; j&lt;switchTable.</text:span><text:span text:style-name="T16">length</text:span><text:span text:style-name="T12">; j++){</text:span></text:p>
        <text:p text:style-name="Standard"><text:span text:style-name="T12"><text:tab/><text:tab/><text:tab/><text:tab/><text:tab/></text:span><text:span text:style-name="T10">if</text:span><text:span text:style-name="T12">(i != j){</text:span></text:p>
        <text:p text:style-name="Standard"><text:span text:style-name="T12"><text:tab/><text:tab/><text:tab/><text:tab/><text:tab/><text:tab/>System.</text:span><text:span text:style-name="T17">out</text:span><text:span text:style-name="T12">.println(</text:span><text:span text:style-name="T18">"Лямбда від "</text:span><text:span text:style-name="T12">+(i+1)+</text:span><text:span text:style-name="T18">" до "</text:span><text:span text:style-name="T12">+(j+1));</text:span></text:p>
        <text:p text:style-name="Standard"><text:span text:style-name="T12"><text:tab/><text:tab/><text:tab/><text:tab/><text:tab/><text:tab/>switchTable[i][j] = Double.</text:span><text:span text:style-name="T13">parseDouble</text:span><text:span text:style-name="T12">(stream.readLine());</text:span></text:p>
        <text:p text:style-name="Standard"><text:span text:style-name="T12"><text:tab/><text:tab/><text:tab/><text:tab/><text:tab/>}<text:tab/><text:tab/><text:tab/><text:tab/><text:tab/></text:span></text:p>
        <text:p text:style-name="Standard"><text:span text:style-name="T12"><text:tab/><text:tab/><text:tab/><text:tab/>}</text:span></text:p>
        <text:p text:style-name="Standard"><text:span text:style-name="T12"><text:tab/><text:tab/><text:tab/>}</text:span></text:p>
        <text:p text:style-name="Standard"><text:span text:style-name="T12"><text:tab/><text:tab/><text:tab/>System.</text:span><text:span text:style-name="T17">out</text:span><text:span text:style-name="T12">.println(</text:span><text:span text:style-name="T18">"Початкова вершина:"</text:span><text:span text:style-name="T12">);</text:span></text:p>
        <text:p text:style-name="Standard"><text:span text:style-name="T12"><text:tab/><text:tab/><text:tab/>startVertex = Integer.</text:span><text:span text:style-name="T13">parseInt</text:span><text:span text:style-name="T12">(stream.readLine())-1;</text:span></text:p>
        <text:p text:style-name="Standard"><text:span text:style-name="T12"><text:tab/><text:tab/><text:tab/></text:span><text:span text:style-name="T19">//System.out.println("Enter cycles count");</text:span></text:p>
        <text:p text:style-name="Standard"><text:span text:style-name="T12"><text:tab/><text:tab/><text:tab/></text:span><text:span text:style-name="T19">//cycleCount = Integer.parseInt(stream.readLine());</text:span></text:p>
        <text:p text:style-name="Standard"><text:span text:style-name="T12"><text:tab/><text:tab/><text:tab/>cycleCount = 100000;</text:span></text:p>
        <text:p text:style-name="Standard"><text:span text:style-name="T12"><text:tab/><text:tab/>}</text:span><text:span text:style-name="T10">catch</text:span><text:span text:style-name="T12">(Exception e){</text:span></text:p>
        <text:p text:style-name="Standard"><text:span text:style-name="T12"><text:tab/><text:tab/><text:tab/>e.printStackTrace();</text:span></text:p>
        <text:p text:style-name="Standard"><text:span text:style-name="T12"><text:tab/><text:tab/>}</text:span></text:p>
        <text:p text:style-name="Standard"><text:span text:style-name="T12"><text:tab/><text:tab/></text:span><text:span text:style-name="T13">printStationaryP</text:span><text:span text:style-name="T12">(switchTable);</text:span></text:p>
        <text:p text:style-name="Standard"><text:soft-page-break/><text:span text:style-name="T12"><text:tab/><text:tab/></text:span><text:span text:style-name="T13">simulate</text:span><text:span text:style-name="T12">(switchTable, startVertex, cycleCount);</text:span></text:p>
        <text:p text:style-name="Standard"><text:span text:style-name="T12"><text:tab/>}</text:span></text:p>
        <text:p text:style-name="Standard"><text:span text:style-name="T12"><text:tab/><text:tab/></text:span></text:p>
        <text:p text:style-name="Standard"><text:span text:style-name="T12">}</text:span></text:p>
        <text:p text:style-name="P1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mo" svg:font-family="Arimo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c4" style:family="paragraph" style:parent-style-name="Standard" style:default-outline-level="" style:list-style-name="">
      <style:paragraph-properties fo:margin-top="0.176cm" fo:margin-bottom="0.176cm"/>
    </style:style>
    <style:style style:name="c8" style:family="paragraph" style:parent-style-name="Standard" style:default-outline-level="" style:list-style-name="">
      <style:paragraph-properties fo:margin-top="0.176cm" fo:margin-bottom="0.176cm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1" style:font-size-complex="10pt"/>
    </style:style>
    <style:style style:name="Обычный_20__28_веб_29_1" style:display-name="Обычный (веб)1" style:family="paragraph" style:default-outline-level="" style:list-style-name="">
      <style:paragraph-properties fo:margin-top="0.176cm" fo:margin-bottom="0.176cm" fo:orphans="2" fo:widows="2" style:writing-mode="lr-tb"/>
      <style:text-properties fo:color="#000000" fo:font-size="12pt" style:font-name-asian="ヒラギノ角ゴ Pro W3" style:font-size-asian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5" style:family="text" style:parent-style-name="Default_20_Paragraph_20_Font"/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2pt" fo:font-weight="bold" style:font-size-asian="12pt" style:font-weight-asian="bold" style:font-size-complex="12pt" style:font-weight-complex="bold"/>
    </style:style>
    <style:style style:name="Строгий1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style:font-name-complex="Courier New1"/>
    </style:style>
    <style:style style:name="tabend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4pt" fo:font-weight="normal" style:font-size-asian="14pt" style:font-weight-asian="normal"/>
    </style:style>
    <style:style style:name="ListLabel_20_4" style:display-name="ListLabel 4" style:family="text">
      <style:text-properties fo:font-weight="normal" style:font-name-asian="Times New Roman1" style:font-weight-asian="normal" style:font-name-complex="Times New Roman1"/>
    </style:style>
    <style:style style:name="ListLabel_20_5" style:display-name="ListLabel 5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927cm" fo:text-indent="-0.635cm" fo:margin-left="10.92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актична робота №1</dc:title>
    <meta:initial-creator>Customer</meta:initial-creator>
    <dc:creator>Dexter</dc:creator>
    <meta:editing-cycles>2</meta:editing-cycles>
    <meta:creation-date>2011-12-17T07:34:00</meta:creation-date>
    <dc:date>2011-12-17T07:34:00</dc:date>
    <meta:editing-duration>PT1S</meta:editing-duration>
    <meta:generator>OpenOffice/4.1.1$Unix OpenOffice.org_project/411m6$Build-9775</meta:generator>
    <meta:document-statistic meta:table-count="0" meta:image-count="0" meta:object-count="0" meta:page-count="4" meta:paragraph-count="123" meta:word-count="375" meta:character-count="3827"/>
    <meta:user-defined meta:name="AppVersion">14.0000</meta:user-defined>
    <meta:user-defined meta:name="Company">Организация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